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6cm" svg:height="8.983cm" svg:x="12.197cm" svg:y="4.131cm">
            <draw:object draw:notify-on-update-of-ranges="Sheet1.C2:Sheet1.C9 Sheet1.B2:Sheet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x co-ordinat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 co-ord fixed</text:p>
          </table:table-cell>
          <table:table-cell office:value-type="string" calcext:value-type="string">
            <text:p>prop. of im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2.25" calcext:value-type="float">
            <text:p>-32.25</text:p>
          </table:table-cell>
          <table:table-cell table:formula="of:=([.A2]-512)/512" office:value-type="float" office:value="-1" calcext:value-type="float">
            <text:p>-1</text:p>
          </table:table-cell>
          <table:table-cell table:formula="of:=[.C2]/1024" office:value-type="float" office:value="-0.0009765625" calcext:value-type="float">
            <text:p>-0.0009765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table:formula="of:=([.A3]-512)/512" office:value-type="float" office:value="-0.912109375" calcext:value-type="float">
            <text:p>-0.912109375</text:p>
          </table:table-cell>
          <table:table-cell table:formula="of:=[.C3]/1024" office:value-type="float" office:value="-0.000890731811523438" calcext:value-type="float">
            <text:p>-0.00089073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0" calcext:value-type="float">
            <text:p>-20</text:p>
          </table:table-cell>
          <table:table-cell table:formula="of:=([.A4]-512)/512" office:value-type="float" office:value="-0.615234375" calcext:value-type="float">
            <text:p>-0.615234375</text:p>
          </table:table-cell>
          <table:table-cell table:formula="of:=[.C4]/1024" office:value-type="float" office:value="-0.000600814819335938" calcext:value-type="float">
            <text:p>-0.00060081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0" calcext:value-type="float">
            <text:p>-10</text:p>
          </table:table-cell>
          <table:table-cell table:formula="of:=([.A5]-512)/512" office:value-type="float" office:value="-0.3359375" calcext:value-type="float">
            <text:p>-0.3359375</text:p>
          </table:table-cell>
          <table:table-cell table:formula="of:=[.C5]/1024" office:value-type="float" office:value="-0.00032806396484375" calcext:value-type="float">
            <text:p>-0.00032806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table:formula="of:=([.A6]-512)/512" office:value-type="float" office:value="0.197265625" calcext:value-type="float">
            <text:p>0.197265625</text:p>
          </table:table-cell>
          <table:table-cell table:formula="of:=[.C6]/1024" office:value-type="float" office:value="0.000192642211914063" calcext:value-type="float">
            <text:p>0.000192642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  <table:table-cell table:formula="of:=([.A7]-512)/512" office:value-type="float" office:value="0.44921875" calcext:value-type="float">
            <text:p>0.44921875</text:p>
          </table:table-cell>
          <table:table-cell table:formula="of:=[.C7]/1024" office:value-type="float" office:value="0.000438690185546875" calcext:value-type="float">
            <text:p>0.000438690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" calcext:value-type="float">
            <text:p>30</text:p>
          </table:table-cell>
          <table:table-cell table:formula="of:=([.A8]-512)/512" office:value-type="float" office:value="0.7421875" calcext:value-type="float">
            <text:p>0.7421875</text:p>
          </table:table-cell>
          <table:table-cell table:formula="of:=[.C8]/1024" office:value-type="float" office:value="0.00072479248046875" calcext:value-type="float">
            <text:p>0.00072479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6.5" calcext:value-type="float">
            <text:p>36.5</text:p>
          </table:table-cell>
          <table:table-cell table:formula="of:=([.A9]-512)/512" office:value-type="float" office:value="1" calcext:value-type="float">
            <text:p>1</text:p>
          </table:table-cell>
          <table:table-cell table:formula="of:=[.C9]/1024" office:value-type="float" office:value="0.0009765625" calcext:value-type="float">
            <text:p>0.0009765625</text:p>
          </table:table-cell>
        </table:table-row>
      </table:table>
      <table:named-expressions/>
      <table:database-ranges>
        <table:database-range table:name="__Anonymous_Sheet_DB__0" table:target-range-address="Sheet1.A2:Sheet1.AMJ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8:48:48.633017325</meta:creation-date>
    <dc:date>2016-11-01T20:09:00.202080444</dc:date>
    <meta:editing-duration>PT19M37S</meta:editing-duration>
    <meta:editing-cycles>1</meta:editing-cycles>
    <meta:document-statistic meta:table-count="1" meta:cell-count="36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4cm" xlink:href=".." xlink:type="simple" chart:class="chart:scatter" chart:column-mapping="1 0" chart:style-name="ch1">
        <chart:legend chart:legend-position="end" svg:x="11.901cm" svg:y="3.891cm" style:legend-expansion="high" chart:style-name="ch2"/>
        <chart:plot-area chart:style-name="ch3" table:cell-range-address="Sheet1.B2:Sheet1.C9" svg:x="0.211cm" svg:y="0.179cm" svg:width="13.2cm" svg:height="8.625cm">
          <chartooo:coordinate-region svg:x="0.502cm" svg:y="0.405cm" svg:width="12.669cm" svg:height="8.1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class="chart:scatter">
            <chart:domain table:cell-range-address="Sheet1.C2:Sheet1.C9"/>
            <chart:regression-curve chart:style-name="ch7">
              <chart:equation chart:display-equation="true" chart:display-r-square="false" svg:x="0.987cm" svg:y="0.853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C2:Sheet1.C9</svg:desc>
                </draw:g>
              </table:table-cell>
              <table:table-cell office:value-type="float" office:value="-32.25">
                <text:p>-32.25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12109375">
                <text:p>-0.912109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15234375">
                <text:p>-0.61523437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359375">
                <text:p>-0.33593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265625">
                <text:p>0.197265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921875">
                <text:p>0.449218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21875">
                <text:p>0.7421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6.5">
                <text:p>3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